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3b4dc" officeooo:paragraph-rsid="0013b4dc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style:text-underline-style="none" officeooo:rsid="0014d642" officeooo:paragraph-rsid="0014d642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style:text-underline-style="none" officeooo:rsid="00154121" officeooo:paragraph-rsid="00154121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style:text-underline-style="none" officeooo:rsid="00170392" officeooo:paragraph-rsid="00170392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8pt" style:text-underline-style="none" officeooo:rsid="0018ff03" officeooo:paragraph-rsid="0018ff03" style:font-size-asian="18pt" style:font-size-complex="18pt"/>
    </style:style>
    <style:style style:name="T1" style:family="text">
      <style:text-properties officeooo:rsid="00154121"/>
    </style:style>
    <style:style style:name="T2" style:family="text">
      <style:text-properties officeooo:rsid="001703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de projet PHP – MiniBlog</text:p>
      <text:p text:style-name="P1"/>
      <text:p text:style-name="P1"/>
      <text:p text:style-name="P1"/>
      <text:p text:style-name="P2">Ce projet est un projet réalisé dans le cadre de la <text:span text:style-name="T1">matière développement web avancé de la formation Licence Pro TLWTM de Poitiers. Le projet consiste en la réalisation d'un site internet basé sur le modèle de Twitter.</text:span></text:p>
      <text:p text:style-name="P3">Le site a été réalisé en utilisant les technologies HTML, CSS, JavaScript et PHP suivant un pattern MVC.</text:p>
      <text:p text:style-name="P4">De nombreuses bibliothèques ont été utilisées notamment Bootstrap et divers autres outils autour de Bootstrap (jasny-bootstrap, bootstrap-datepicker, bootstrap-select).</text:p>
      <text:p text:style-name="P4"/>
      <text:p text:style-name="P5">Pour utiliser le site il suffit de s'inscrire ou de se connecter avec un compte déjà créé. Une fois connecté, nous avons accès à </text:p>
      <text:p text:style-name="P5"><text:tab/><text:span text:style-name="T2">-<text:tab/></text:span>une page d'accueil regroupant tous les messages des <text:tab/><text:tab/><text:tab/><text:tab/>utilisateurs suivis</text:p>
      <text:p text:style-name="P5"><text:tab/>-<text:tab/>une page de profil affichant ses messages, son profil, ses <text:tab/><text:tab/><text:tab/>abonnements, et ses abonnés.</text:p>
      <text:p text:style-name="P5"><text:tab/>-<text:tab/>Un champs de recherche d'utilisateur, redirigeant vers la <text:tab/><text:tab/><text:tab/>page de profil de l'utilisateur choisi.</text:p>
      <text:p text:style-name="P5">Il est également possible de </text:p>
      <text:p text:style-name="P5"><text:tab/>-<text:tab/>écrire un nouveau message, supprimer des messages.</text:p>
      <text:p text:style-name="P5"><text:tab/>-<text:tab/>Modifier son profil</text:p>
      <text:p text:style-name="P5"><text:tab/>- <text:tab/>Suivre ou non, de nouveaux utilisateurs</text:p>
      <text:p text:style-name="P5"><text:s/><text:tab/>-<text:tab/>Voir le profil des utilisateurs, et leurs messages si ils <text:tab/><text:tab/><text:tab/>sont suivis.</text:p>
      <text:p text:style-name="P5"><text:tab/>-<text:tab/>Se déconnecter</text:p>
      <text:p text:style-name="P5"><text:tab/></text:p>
      <text:p text:style-name="P5"/>
      <text:p text:style-name="P4"><text:tab/></text:p>
      <text:p text:style-name="P4"/>
      <text:p text:style-name="P5">La base de données est le fichier projetPHP/global/sql/database.sql</text:p>
      <text:p text:style-name="P5">La configuration de la base de donnée est à faire dans le fichier <text:soft-page-break/>projetPHP/global/lib/spdo.class.php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DY ANTOINE</meta:initial-creator>
    <meta:creation-date>2015-02-13T21:46:04.477792025</meta:creation-date>
    <dc:date>2015-02-13T23:52:46.351467686</dc:date>
    <dc:creator>MADY ANTOINE</dc:creator>
    <meta:editing-duration>PT21M</meta:editing-duration>
    <meta:editing-cycles>4</meta:editing-cycles>
    <meta:generator>LibreOffice/4.1.5.3$Linux_X86_64 LibreOffice_project/1c1366bba2ba2b554cd2ca4d87c06da81c05d24</meta:generator>
    <meta:document-statistic meta:table-count="0" meta:image-count="0" meta:object-count="0" meta:page-count="2" meta:paragraph-count="18" meta:word-count="206" meta:character-count="1337" meta:non-whitespace-character-count="1119"/>
  </office:meta>
</office:document-meta>
</file>